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.5" style:family="table-row">
      <style:table-row-properties style:min-row-height="0.794cm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C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c9211e" loext:opacity="100%"/>
    </style:style>
    <style:style style:name="P2" style:family="paragraph" style:parent-style-name="Standard">
      <style:paragraph-properties fo:text-align="start" style:justify-single-word="false"/>
      <style:text-properties fo:color="#ffffff" loext:opacity="100%" officeooo:rsid="000833d2" officeooo:paragraph-rsid="000833d2"/>
    </style:style>
    <style:style style:name="P3" style:family="paragraph" style:parent-style-name="Standard">
      <style:paragraph-properties fo:text-align="start" style:justify-single-word="false"/>
      <style:text-properties fo:color="#ffffff" loext:opacity="100%" officeooo:rsid="0008f655" officeooo:paragraph-rsid="0010081a"/>
    </style:style>
    <style:style style:name="P4" style:family="paragraph" style:parent-style-name="Standard">
      <style:paragraph-properties fo:text-align="start" style:justify-single-word="false"/>
      <style:text-properties fo:color="#ffffff" loext:opacity="100%" officeooo:rsid="0011012c" officeooo:paragraph-rsid="0011012c"/>
    </style:style>
    <style:style style:name="P5" style:family="paragraph" style:parent-style-name="Standard">
      <style:paragraph-properties fo:text-align="start" style:justify-single-word="false"/>
      <style:text-properties fo:color="#ffffff" loext:opacity="100%" officeooo:rsid="0008f655" officeooo:paragraph-rsid="0008f655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rsid="0008f655" officeooo:paragraph-rsid="0008f655"/>
    </style:style>
    <style:style style:name="P9" style:family="paragraph" style:parent-style-name="Table_20_Contents">
      <style:paragraph-properties fo:text-align="start" style:justify-single-word="false"/>
      <style:text-properties officeooo:rsid="0008f655" officeooo:paragraph-rsid="0008f655"/>
    </style:style>
    <style:style style:name="P10" style:family="paragraph" style:parent-style-name="Standard">
      <style:paragraph-properties fo:text-align="start" style:justify-single-word="false"/>
      <style:text-properties fo:color="#ffffff" loext:opacity="100%" officeooo:rsid="00096f53" officeooo:paragraph-rsid="00096f53"/>
    </style:style>
    <style:style style:name="P11" style:family="paragraph" style:parent-style-name="Standard">
      <style:paragraph-properties fo:text-align="start" style:justify-single-word="false"/>
      <style:text-properties fo:color="#ffffff" loext:opacity="100%" officeooo:rsid="0008f655" officeooo:paragraph-rsid="00096f53"/>
    </style:style>
    <style:style style:name="P12" style:family="paragraph" style:parent-style-name="Standard">
      <style:paragraph-properties fo:text-align="start" style:justify-single-word="false"/>
      <style:text-properties fo:color="#ffffff" loext:opacity="100%" officeooo:rsid="000ab621" officeooo:paragraph-rsid="000ab621"/>
    </style:style>
    <style:style style:name="P13" style:family="paragraph" style:parent-style-name="Standard">
      <style:paragraph-properties fo:text-align="start" style:justify-single-word="false"/>
      <style:text-properties fo:color="#ffffff" loext:opacity="100%" officeooo:rsid="000acebc" officeooo:paragraph-rsid="000acebc"/>
    </style:style>
    <style:style style:name="P14" style:family="paragraph" style:parent-style-name="Standard">
      <style:paragraph-properties fo:text-align="start" style:justify-single-word="false"/>
      <style:text-properties fo:color="#ffffff" loext:opacity="100%" officeooo:rsid="0008f655" officeooo:paragraph-rsid="000acebc"/>
    </style:style>
    <style:style style:name="P15" style:family="paragraph" style:parent-style-name="Standard">
      <style:paragraph-properties fo:text-align="start" style:justify-single-word="false"/>
      <style:text-properties fo:color="#ffffff" loext:opacity="100%" officeooo:rsid="0008f655" officeooo:paragraph-rsid="0011012c"/>
    </style:style>
    <style:style style:name="P16" style:family="paragraph" style:parent-style-name="Table_20_Contents">
      <style:paragraph-properties fo:text-align="start" style:justify-single-word="false"/>
      <style:text-properties officeooo:rsid="0011012c" officeooo:paragraph-rsid="0011012c"/>
    </style:style>
    <style:style style:name="P17" style:family="paragraph" style:parent-style-name="Standard">
      <style:paragraph-properties fo:text-align="center" style:justify-single-word="false"/>
      <style:text-properties fo:color="#ffffff" loext:opacity="100%" officeooo:rsid="0008f655" officeooo:paragraph-rsid="0011012c"/>
    </style:style>
    <style:style style:name="P18" style:family="paragraph" style:parent-style-name="Table_20_Contents">
      <style:paragraph-properties fo:text-align="center" style:justify-single-word="false"/>
      <style:text-properties officeooo:rsid="0011012c" officeooo:paragraph-rsid="0011012c"/>
    </style:style>
    <style:style style:name="P19" style:family="paragraph" style:parent-style-name="Standard">
      <style:paragraph-properties fo:text-align="start" style:justify-single-word="false"/>
      <style:text-properties fo:color="#ffffff" loext:opacity="100%" officeooo:rsid="00126444" officeooo:paragraph-rsid="00126444"/>
    </style:style>
    <style:style style:name="P20" style:family="paragraph" style:parent-style-name="Table_20_Contents">
      <style:paragraph-properties fo:text-align="start" style:justify-single-word="false"/>
      <style:text-properties officeooo:rsid="00126444" officeooo:paragraph-rsid="00126444"/>
    </style:style>
    <style:style style:name="T1" style:family="text">
      <style:text-properties officeooo:rsid="0010081a"/>
    </style:style>
    <style:style style:name="T2" style:family="text">
      <style:text-properties officeooo:rsid="0008f655"/>
    </style:style>
    <style:style style:name="T3" style:family="text">
      <style:text-properties officeooo:rsid="00096f53"/>
    </style:style>
    <style:style style:name="T4" style:family="text">
      <style:text-properties officeooo:rsid="000aceb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e6d6a"/>
    </style:style>
    <style:style style:name="T7" style:family="text">
      <style:text-properties officeooo:rsid="001264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oir Surveillé – BTS SIO 1ère année (B3)</text:p>
      <text:p text:style-name="P1"/>
      <text:p text:style-name="P2">Partie 1 – Révision de cours (6 points)</text:p>
      <text:p text:style-name="P2"/>
      <text:p text:style-name="P2">Système d'Information et actifs (1,5 point)</text:p>
      <text:p text:style-name="P2">1. Citer 3 catégories d'actifs différentes et donner un exemple concret pour chacune.</text:p>
      <text:p text:style-name="P2">2. Expliquer ce qu'est la criticité d'un actif et donner 2 critères qui l'influencent</text:p>
      <text:p text:style-name="P3">- matériel : <text:span text:style-name="T1">un clavier, souris...</text:span></text:p>
      <text:p text:style-name="P3">- <text:s/>logiciel : <text:span text:style-name="T1">avast, un antivirus</text:span></text:p>
      <text:p text:style-name="P3">- <text:s/>informationnel : <text:span text:style-name="T1">pouvoir rechercher sur le web des informations qu’il nous faut…</text:span></text:p>
      <text:p text:style-name="P4">La criticité d’un actif c’est comme par exemple si un risque est faible, moyen, grand ...</text:p>
      <text:p text:style-name="P2"/>
      <text:p text:style-name="P2">Triade CIA (2 points)</text:p>
      <text:p text:style-name="P2">1. Définir Confidentialité, Intégrité, Disponibilité.</text:p>
      <text:p text:style-name="P2">2. Associer chaque scénario au(x) pilier(s) compromis et justifier:</text:p>
      <text:p text:style-name="P2"/>
      <text:p text:style-name="P2">1.</text:p>
      <text:p text:style-name="P2">- confidentialité c’est le fait de garder des informations secrètes</text:p>
      <text:p text:style-name="P2">- Intégrité c’est le fait de rajouter des informations</text:p>
      <text:p text:style-name="P2">- Disponibilité c’est le fait de pouvoir rajouter des informations</text:p>
      <text:p text:style-name="P2"/>
      <text:p text:style-name="P5">2.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6">Scénario</text:p>
          </table:table-cell>
          <table:table-cell table:style-name="Tableau1.A1" office:value-type="string">
            <text:p text:style-name="P6">Pilier(s)</text:p>
            <text:p text:style-name="P6">compromis</text:p>
          </table:table-cell>
          <table:table-cell table:style-name="Tableau1.C1" office:value-type="string">
            <text:p text:style-name="P6">Justification</text:p>
          </table:table-cell>
        </table:table-row>
        <table:table-row>
          <table:table-cell table:style-name="Tableau1.A2" office:value-type="string">
            <text:p text:style-name="P7"><text:span text:style-name="T2">U</text:span>n administrateur modifie accidentellement la configuration d'un routeur,</text:p>
            <text:p text:style-name="P7">causant des pertes de paquets</text:p>
          </table:table-cell>
          <table:table-cell table:style-name="Tableau1.A2" office:value-type="string">
            <text:p text:style-name="P8">Il y a un virus</text:p>
          </table:table-cell>
          <table:table-cell table:style-name="Tableau1.C2" office:value-type="string">
            <text:p text:style-name="P8">Il faut faire attention à l’endroit où l’on clique</text:p>
          </table:table-cell>
        </table:table-row>
        <table:table-row>
          <table:table-cell table:style-name="Tableau1.A2" office:value-type="string">
            <text:p text:style-name="P7">Un mail confidentiel est envoyé par erreur à tous les employés</text:p>
          </table:table-cell>
          <table:table-cell table:style-name="Tableau1.A2" office:value-type="string">
            <text:p text:style-name="P8">Une personne à pirater le compte</text:p>
          </table:table-cell>
          <table:table-cell table:style-name="Tableau1.C2" office:value-type="string">
            <text:p text:style-name="P9">Si on ne choisis pas de bon mot de passe sécurisé on risque de se le faire cracker en brut force</text:p>
          </table:table-cell>
        </table:table-row>
        <table:table-row>
          <table:table-cell table:style-name="Tableau1.A2" office:value-type="string">
            <text:p text:style-name="P7">Une attaque DDoS rend le site web inaccessible pendant 6 heures</text:p>
          </table:table-cell>
          <table:table-cell table:style-name="Tableau1.A2" office:value-type="string">
            <text:p text:style-name="P8">Fuite de l’adresse ipv4</text:p>
          </table:table-cell>
          <table:table-cell table:style-name="Tableau1.C2" office:value-type="string">
            <text:p text:style-name="P9">Si une personne possède l’ip de notre site, si on a pas de antiddos la personne malveillante peu faire de gros dégats</text:p>
          </table:table-cell>
        </table:table-row>
      </table:table>
      <text:p text:style-name="P5"/>
      <text:p text:style-name="P5">Menace, vulnérabilité, incident, risque (1,5 point)</text:p>
      <text:p text:style-name="P5"/>
      <text:p text:style-name="P5">1. Donner une définition courte de chacun des 4 termes.</text:p>
      <text:p text:style-name="P5">2. Classer les situations ci-dessous et justifier en une phrase:</text:p>
      <text:p text:style-name="P5">a) Les mots de passe administrateurs sont stockés dans un fichier Excel non protégé</text:p>
      <text:p text:style-name="P5">b) Un groupe de hackers spécialisé dans les ransomwares cible le secteur de la santé</text:p>
      <text:p text:style-name="P5">c) Un employé clique sur un lien de phishing et installe un malware sur son poste</text:p>
      <text:p text:style-name="P5"/>
      <text:p text:style-name="P10">1.</text:p>
      <text:p text:style-name="P10">Menace : Une menace est un considéré comme un virus</text:p>
      <text:p text:style-name="P11">vulnérabilité : <text:span text:style-name="T3">c’est lorsque on coupe notre antivirus et la protection réel de l’ordinateur, il peut y avoir des virus</text:span></text:p>
      <text:p text:style-name="P12">incident : un incident c’est quand on va faire une action du genre, cliquer sur un lien de phishing</text:p>
      <text:p text:style-name="P12"><text:soft-page-break/>risque : un risque est tout simplement le fait que sur les sites il peu y avoir pas mal de virus donc il ne faut pas trop prendre de risques en allant sur des sites non sécurisé</text:p>
      <text:p text:style-name="P12"/>
      <text:p text:style-name="P12"/>
      <text:p text:style-name="P12"/>
      <text:p text:style-name="P13">2.</text:p>
      <text:p text:style-name="P14">Les mots de passe administrateurs sont stockés dans un fichier Excel non protégé</text:p>
      <text:p text:style-name="P14">Un employé clique sur un lien de phishing et installe un malware sur son poste</text:p>
      <text:p text:style-name="P14"><text:span text:style-name="T4">U</text:span>n groupe de hackers spécialisé dans les ransomwares cible le secteur de la santé</text:p>
      <text:p text:style-name="P14"/>
      <text:p text:style-name="P14">justifi<text:span text:style-name="T4">cation : lorsque les mots de passes sont stocké dans un fichier excel non sécurisé et qu’un employé clique sur un lien de phishing, les hackers peuvent attaquer et réussir leur coup.</text:span></text:p>
      <text:p text:style-name="P14"/>
      <text:p text:style-name="P14">QCM — notions rapides (1 point)</text:p>
      <text:p text:style-name="P14"/>
      <text:p text:style-name="P14">Donner la bonne réponse et justifier en une phrase:</text:p>
      <text:p text:style-name="P14">1. L'intégrité protège contre: (A) <text:span text:style-name="T5">divulgation de données,</text:span> (B) interruption de service, (C) altération de données : <text:span text:style-name="T6">Car cela protège l’intégralité des données stockés</text:span></text:p>
      <text:p text:style-name="P14"/>
      <text:p text:style-name="P14">2. La propriété de non-répudiation permet de: (A) chiffrer les données, (B) <text:span text:style-name="T5">prouver qu'une action a été faite par quelqu'un</text:span>, (C) bloquer les virus : <text:span text:style-name="T6">car la propriété est la pour savoir si cela a été fait par une personne</text:span></text:p>
      <text:p text:style-name="P14"/>
      <text:p text:style-name="P14">3. Un serveur web obsolète non patché depuis 1 an est une: (A) menace, (B) <text:span text:style-name="T5">vulnérabilité</text:span>, (C) incident : <text:span text:style-name="T6">au bout de 1 an sans mise à jours il peut que être vulnérable donc ça ouvre des portes aux hackeurs</text:span></text:p>
      <text:p text:style-name="P14"/>
      <text:p text:style-name="P14">Partie 2 – Étude de cas (12 points<text:span text:style-name="T6">)</text:span></text:p>
      <text:p text:style-name="P14"/>
      <text:p text:style-name="P14"><text:span text:style-name="T1">É</text:span>tape 1 – Actifs et criticité (3 points)</text:p>
      <text:p text:style-name="P14"/>
      <text:p text:style-name="P14">1. Lister 4 actifs de BioLab et les classer par catégorie (matériel, logiciel, informationnel, humain, immatériel).</text:p>
      <text:p text:style-name="P14">2. Donner une criticité (faible/moyenne/élevée/critique) pour chaque actif et justifier les 2 plus critiques</text:p>
      <text:p text:style-name="P14"/>
      <text:p text:style-name="P14">Étape 2 – Typologie des menaces (3 points)</text:p>
      <text:p text:style-name="P14">Classer chaque situation dans la bonne catégorie (Humaine intentionnelle / Humaine non intentionnelle / Technique /</text:p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6">Scénario</text:p>
          </table:table-cell>
          <table:table-cell table:style-name="Tableau2.A1" office:value-type="string">
            <text:p text:style-name="P6">Pilier(s)</text:p>
            <text:p text:style-name="P6">compromis</text:p>
          </table:table-cell>
          <table:table-cell table:style-name="Tableau2.C1" office:value-type="string">
            <text:p text:style-name="P6">Mesure</text:p>
            <text:p text:style-name="P6">prioritaire</text:p>
          </table:table-cell>
        </table:table-row>
        <table:table-row>
          <table:table-cell table:style-name="Tableau2.A2" office:value-type="string">
            <text:p text:style-name="P7">Un technicien de maintenance insère une clé USB infectée par erreur</text:p>
          </table:table-cell>
          <table:table-cell table:style-name="Tableau2.A2" office:value-type="string">
            <text:p text:style-name="P15">Humaine non intentionnelle</text:p>
          </table:table-cell>
          <table:table-cell table:style-name="Tableau2.C2" office:value-type="string">
            <text:p text:style-name="P16">C’est pas une action qu’il veut faire donc ce n’est pas intionné</text:p>
          </table:table-cell>
        </table:table-row>
        <table:table-row>
          <table:table-cell table:style-name="Tableau2.A2" office:value-type="string">
            <text:p text:style-name="P7">Une inondation endommage la salle serveurs située au sous-sol</text:p>
          </table:table-cell>
          <table:table-cell table:style-name="Tableau2.A2" office:value-type="string">
            <text:p text:style-name="P17">Technique</text:p>
          </table:table-cell>
          <table:table-cell table:style-name="Tableau2.C2" office:value-type="string">
            <text:p text:style-name="P16">Cela peu provenir d’une panne technique</text:p>
          </table:table-cell>
        </table:table-row>
        <table:table-row>
          <table:table-cell table:style-name="Tableau2.A2" office:value-type="string">
            <text:p text:style-name="P7">Un concurrent tente de voler la base de données clients</text:p>
            <text:p text:style-name="P7">panne</text:p>
          </table:table-cell>
          <table:table-cell table:style-name="Tableau2.A2" office:value-type="string">
            <text:p text:style-name="P17">Humaine intentionnelle</text:p>
          </table:table-cell>
          <table:table-cell table:style-name="Tableau2.C2" office:value-type="string">
            <text:p text:style-name="P16">Le concurent est jaloux donc tente de voler la base de données d’un de ses clients donc c’est forcémement intentionnel</text:p>
          </table:table-cell>
        </table:table-row>
        <text:soft-page-break/>
        <table:table-row table:style-name="Tableau2.5">
          <table:table-cell table:style-name="Tableau2.A2" office:value-type="string">
            <text:p text:style-name="P7">La CNIL sanctionne le laboratoire pour non-conformité RGPD</text:p>
          </table:table-cell>
          <table:table-cell table:style-name="Tableau2.A2" office:value-type="string">
            <text:p text:style-name="P18">Légale</text:p>
          </table:table-cell>
          <table:table-cell table:style-name="Tableau2.C2" office:value-type="string">
            <text:p text:style-name="P16">Le CNIL fait une bonne action pour son environnement</text:p>
          </table:table-cell>
        </table:table-row>
      </table:table>
      <text:p text:style-name="P14"/>
      <text:p text:style-name="P14">Étape 3 – Scénarios CIA et mesures (3 points)</text:p>
      <text:p text:style-name="P14"/>
      <text:p text:style-name="P14"><text:span text:style-name="T7">A</text:span>ssocier chaque scénario au(x) pilier(s) compromis et proposer UNE mesure de protection prioritaire.</text:p>
      <text:p text:style-name="P14"/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6">Scénario</text:p>
          </table:table-cell>
          <table:table-cell table:style-name="Tableau3.A1" office:value-type="string">
            <text:p text:style-name="P6">Pilier(s)</text:p>
            <text:p text:style-name="P6">compromis</text:p>
          </table:table-cell>
          <table:table-cell table:style-name="Tableau3.C1" office:value-type="string">
            <text:p text:style-name="P6">Mesure</text:p>
            <text:p text:style-name="P6">prioritaire</text:p>
          </table:table-cell>
        </table:table-row>
        <table:table-row>
          <table:table-cell table:style-name="Tableau3.A2" office:value-type="string">
            <text:p text:style-name="P7">Employé mécontent exfiltre des résultats d'analyses sensibles</text:p>
          </table:table-cell>
          <table:table-cell table:style-name="Tableau3.A2" office:value-type="string">
            <text:p text:style-name="P19">environnement</text:p>
          </table:table-cell>
          <table:table-cell table:style-name="Tableau3.C2" office:value-type="string">
            <text:p text:style-name="P20">La personne ne sait pas se que ça peu faire sur l’environnement</text:p>
          </table:table-cell>
        </table:table-row>
        <table:table-row>
          <table:table-cell table:style-name="Tableau3.A2" office:value-type="string">
            <text:p text:style-name="P7">Attaque par force brute sur le portail web des résultats patients</text:p>
          </table:table-cell>
          <table:table-cell table:style-name="Tableau3.A2" office:value-type="string">
            <text:p text:style-name="P7"/>
          </table:table-cell>
          <table:table-cell table:style-name="Tableau3.C2" office:value-type="string">
            <text:p text:style-name="P7"/>
          </table:table-cell>
        </table:table-row>
        <table:table-row>
          <table:table-cell table:style-name="Tableau3.A2" office:value-type="string">
            <text:p text:style-name="P7">Les sauvegardes sont hors service depuis 1 mois suite à une</text:p>
            <text:p text:style-name="P7">panne</text:p>
          </table:table-cell>
          <table:table-cell table:style-name="Tableau3.A2" office:value-type="string">
            <text:p text:style-name="P7"/>
          </table:table-cell>
          <table:table-cell table:style-name="Tableau3.C2" office:value-type="string">
            <text:p text:style-name="P7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15:07:48.424910583</meta:creation-date>
    <meta:generator>LibreOffice/25.2.3.2$Linux_X86_64 LibreOffice_project/520$Build-2</meta:generator>
    <dc:date>2025-12-04T15:55:30.667465616</dc:date>
    <meta:editing-duration>PT36M45S</meta:editing-duration>
    <meta:editing-cycles>9</meta:editing-cycles>
    <meta:document-statistic meta:table-count="3" meta:image-count="0" meta:object-count="0" meta:page-count="3" meta:paragraph-count="89" meta:word-count="828" meta:character-count="4966" meta:non-whitespace-character-count="4218"/>
  </office:meta>
</office:document-meta>
</file>